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4cm"/>
    </style:style>
    <style:style style:name="co2" style:family="table-column">
      <style:table-column-properties fo:break-before="auto" style:column-width="13.31cm"/>
    </style:style>
    <style:style style:name="co3" style:family="table-column">
      <style:table-column-properties fo:break-before="auto" style:column-width="4.4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_one</text:p>
          </table:table-cell>
          <table:table-cell office:value-type="string" calcext:value-type="string">
            <text:p>chosen_variant</text:p>
          </table:table-cell>
          <table:table-cell office:value-type="string" calcext:value-type="string">
            <text:p>pl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satica-Verlag Schlesier &amp; Schweikhardt, Strassburg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ßburg. 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ßburg. 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, Straßburg i. E.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, Strassburg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ßburg, 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lesier &amp; Scwh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wh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ßburg. 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, Straßburg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ag von Schlesier &amp; Schweikhardt, Straßburg</text:p>
          </table:table-cell>
          <table:table-cell office:value-type="string" calcext:value-type="string">
            <text:p>Schlesier &amp;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 Jaggi-Reiss, Gundershoffen</text:p>
          </table:table-cell>
          <table:table-cell office:value-type="string" calcext:value-type="string">
            <text:p>L. Jaggi-Reiss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ition de théatre et de musique L. Jaggi-Reiss, Gundershoffen (Bas-Rhin)</text:p>
          </table:table-cell>
          <table:table-cell office:value-type="string" calcext:value-type="string">
            <text:p>L. Jaggi-Reiss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ition de théatre et de musique L. Jaggi-Reiss, Gundershoffen (Bas-Rhin)</text:p>
          </table:table-cell>
          <table:table-cell office:value-type="string" calcext:value-type="string">
            <text:p>L. Jaggi-Reiss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dition de théâtre et de musique L. Jaggi-Reiss Gundershoffen (Bas-Rhin)</text:p>
          </table:table-cell>
          <table:table-cell office:value-type="string" calcext:value-type="string">
            <text:p>L. Jaggi-Reiss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ndershoffen, Édition de théatre et de musique L. Jaggi-Reiss</text:p>
          </table:table-cell>
          <table:table-cell office:value-type="string" calcext:value-type="string">
            <text:p>L. Jaggi-Reiss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Édition de théatre et de musique L. Jaggi-Reiss, Gundershoffen (Bas-Rhin)</text:p>
          </table:table-cell>
          <table:table-cell office:value-type="string" calcext:value-type="string">
            <text:p>L. Jaggi-Reiss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uck und Verlag von F. X. Le Roux &amp; Cie, Strasbourg</text:p>
          </table:table-cell>
          <table:table-cell office:value-type="string" calcext:value-type="string">
            <text:p>F. X. Le Roux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. X Le Roux et Cie, Strasbourg</text:p>
          </table:table-cell>
          <table:table-cell office:value-type="string" calcext:value-type="string">
            <text:p>F. X. Le Roux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. X Le Roux et Cie, Strasbourg</text:p>
          </table:table-cell>
          <table:table-cell office:value-type="string" calcext:value-type="string">
            <text:p>F. X. Le Roux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lag von F. X. Le Roux u. Co.</text:p>
          </table:table-cell>
          <table:table-cell office:value-type="string" calcext:value-type="string">
            <text:p>F. X. Le Roux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lag von F. X. Le Roux u. Co.</text:p>
          </table:table-cell>
          <table:table-cell office:value-type="string" calcext:value-type="string">
            <text:p>F. X. Le Roux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. X. Le Roux &amp; Cie, Strasbourg</text:p>
          </table:table-cell>
          <table:table-cell office:value-type="string" calcext:value-type="string">
            <text:p>F. X. Le Roux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. X. Le Roux &amp; Cie Strasbourg</text:p>
          </table:table-cell>
          <table:table-cell office:value-type="string" calcext:value-type="string">
            <text:p>F. X. Le Roux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uck und Verlag von F. X. Le Roux &amp; Cie., S. A.</text:p>
          </table:table-cell>
          <table:table-cell office:value-type="string" calcext:value-type="string">
            <text:p>F. X. Le Roux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brairie « Sostralib », Strasbourg</text:p>
          </table:table-cell>
          <table:table-cell office:value-type="string" calcext:value-type="string">
            <text:p>Sostralib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ch- und Kunstverlag C. A. Vomhoff</text:p>
          </table:table-cell>
          <table:table-cell office:value-type="string" calcext:value-type="string">
            <text:p>C. A. Vomhoff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ch- und Kunstverlag C. A. Vomhoff, Straßburg i. E.</text:p>
          </table:table-cell>
          <table:table-cell office:value-type="string" calcext:value-type="string">
            <text:p>C. A. Vomhoff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. A. Vomhoff, Verlag</text:p>
          </table:table-cell>
          <table:table-cell office:value-type="string" calcext:value-type="string">
            <text:p>C. A. Vomhoff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lag von Paul Vomhoff, Straßburg i. Els.</text:p>
          </table:table-cell>
          <table:table-cell office:value-type="string" calcext:value-type="string">
            <text:p>C. A. Vomhoff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ch- und Kunstverlag C. A. Vomhoff</text:p>
          </table:table-cell>
          <table:table-cell office:value-type="string" calcext:value-type="string">
            <text:p>C. A. Vomhoff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lag von C. A. Vomhoff</text:p>
          </table:table-cell>
          <table:table-cell office:value-type="string" calcext:value-type="string">
            <text:p>C. A. Vomhoff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ech- un Kunschtverlaa C. A. Vomhoff, Stroßburj i. E.</text:p>
          </table:table-cell>
          <table:table-cell office:value-type="string" calcext:value-type="string">
            <text:p>C. A. Vomhoff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primeur et Éditeur Imprimerie Gutemberg, J. Charles Schneider</text:p>
          </table:table-cell>
          <table:table-cell office:value-type="string" calcext:value-type="string">
            <text:p>Gutemberg, J. Charles Schneider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lag von E. Finck, Alsatica-Verlag, Strasbourg</text:p>
          </table:table-cell>
          <table:table-cell office:value-type="string" calcext:value-type="string">
            <text:p>Ernest Finck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uck und Verlauu vun E. Finck, Alsatia-Verlauu, Strooßburri</text:p>
          </table:table-cell>
          <table:table-cell office:value-type="string" calcext:value-type="string">
            <text:p>Ernest Finck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rlag von E. Finck, Alsatica-Verlag, Strasbourg</text:p>
          </table:table-cell>
          <table:table-cell office:value-type="string" calcext:value-type="string">
            <text:p>Ernest Finck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chhandlung Ernest Finck, Straßburg</text:p>
          </table:table-cell>
          <table:table-cell office:value-type="string" calcext:value-type="string">
            <text:p>Ernest Finck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brairie Ernest Finck, Strasbourg</text:p>
          </table:table-cell>
          <table:table-cell office:value-type="string" calcext:value-type="string">
            <text:p>Ernest Finck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chhandlung Ernest Finck, Blauwolkengasse 27, Strasbourg</text:p>
          </table:table-cell>
          <table:table-cell office:value-type="string" calcext:value-type="string">
            <text:p>Ernest Finck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Elsassische Aktien-Gesellschaft für Buchhandel und Publicität, vormals A. Ammel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 Ammel, Verlagsbuchhandlung</text:p>
          </table:table-cell>
          <table:table-cell office:value-type="string" calcext:value-type="string">
            <text:p>A. Ammel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 Ammel, Verlagsbuchhandlung</text:p>
          </table:table-cell>
          <table:table-cell office:value-type="string" calcext:value-type="string">
            <text:p>A. Ammel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 Ammel, Verlagsbuchhandlung</text:p>
          </table:table-cell>
          <table:table-cell office:value-type="string" calcext:value-type="string">
            <text:p>A. Ammel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chdruckerei des „Elsässer“, Straßburg</text:p>
          </table:table-cell>
          <table:table-cell office:value-type="string" calcext:value-type="string">
            <text:p>Buchdruckerei des „Elsässer“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chdruckerei des „Elsässer“, Straßburg</text:p>
          </table:table-cell>
          <table:table-cell office:value-type="string" calcext:value-type="string">
            <text:p>Buchdruckerei des „Elsässer“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été Alsacienne d'Édition (Alsatia) S. A., Colmar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été Alsacienne d'Édition (Alsatia), Colmar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été Alsacienne d'Edition (Alsatia) S. A.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été Alsacienne d'Édition (Alsatia) S. A., Colmar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été Alsacienne d'Edtion „Alsatia“ S. A.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lmar, Société Alsacienne d'Édition Alsatia, S. A. 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été alsacienne d'édition (Alsatia)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été Alsacienne d'Edition (Alsatia) S. A.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satia-Verlag, Kolmar i. Elsass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été d'édition Alsatia S.A.</text:p>
          </table:table-cell>
          <table:table-cell office:value-type="string" calcext:value-type="string">
            <text:p>Société Alsacienne d’Édition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uck von J. H. Ed. Heitz (Heitz &amp; Mündel), Straßburg</text:p>
          </table:table-cell>
          <table:table-cell office:value-type="string" calcext:value-type="string">
            <text:p>J. H. Ed. Heitz (Heitz &amp; Mündel)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. H. Ed. Heitz (Heitz &amp; Mündel), Straßburg</text:p>
          </table:table-cell>
          <table:table-cell office:value-type="string" calcext:value-type="string">
            <text:p>J. H. Ed. Heitz (Heitz &amp; Mündel)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. H. Ed. Heitz (Heitz &amp; Mündel), Straßburg</text:p>
          </table:table-cell>
          <table:table-cell office:value-type="string" calcext:value-type="string">
            <text:p>J. H. Ed. Heitz (Heitz &amp; Mündel)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. H. Ed. Heitz (Heitz &amp; Mündel), Straßburg</text:p>
          </table:table-cell>
          <table:table-cell office:value-type="string" calcext:value-type="string">
            <text:p>J. H. Ed. Heitz (Heitz &amp; Mündel)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. H. Ed. Heitz (Heitz &amp; Mündel), Straßburg</text:p>
          </table:table-cell>
          <table:table-cell office:value-type="string" calcext:value-type="string">
            <text:p>J. H. Ed. Heitz (Heitz &amp; Mündel)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. H. Ed. Heitz (Heitz &amp; Mündel), Straßburg</text:p>
          </table:table-cell>
          <table:table-cell office:value-type="string" calcext:value-type="string">
            <text:p>J. H. Ed. Heitz (Heitz &amp; Mündel)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. H. Ed. Heitz (Heitz &amp; Mündel), Straßburg</text:p>
          </table:table-cell>
          <table:table-cell office:value-type="string" calcext:value-type="string">
            <text:p>J. H. Ed. Heitz (Heitz &amp; Mündel)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. H. Ed. Heitz (Heitz &amp; Mündel), Straßburg</text:p>
          </table:table-cell>
          <table:table-cell office:value-type="string" calcext:value-type="string">
            <text:p>J. H. Ed. Heitz (Heitz &amp; Mündel)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uckdruckerei von Wwe. J. B. Jung</text:p>
          </table:table-cell>
          <table:table-cell office:value-type="string" calcext:value-type="string">
            <text:p>Colma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lvator-Verlag Múlhausen 409</text:p>
          </table:table-cell>
          <table:table-cell office:value-type="string" calcext:value-type="string">
            <text:p>Salvator-Verlag</text:p>
          </table:table-cell>
          <table:table-cell office:value-type="string" calcext:value-type="string">
            <text:p>Mulhou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lvator-Verlag Múlhausen</text:p>
          </table:table-cell>
          <table:table-cell office:value-type="string" calcext:value-type="string">
            <text:p>Salvator-Verlag</text:p>
          </table:table-cell>
          <table:table-cell office:value-type="string" calcext:value-type="string">
            <text:p>Mulhou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lvator Verlag Mülhausen</text:p>
          </table:table-cell>
          <table:table-cell office:value-type="string" calcext:value-type="string">
            <text:p>Salvator-Verlag</text:p>
          </table:table-cell>
          <table:table-cell office:value-type="string" calcext:value-type="string">
            <text:p>Mulhou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lvator Verlag Mülhausen</text:p>
          </table:table-cell>
          <table:table-cell office:value-type="string" calcext:value-type="string">
            <text:p>Salvator-Verlag</text:p>
          </table:table-cell>
          <table:table-cell office:value-type="string" calcext:value-type="string">
            <text:p>Mulhou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lvator-Verlag Múlhausen</text:p>
          </table:table-cell>
          <table:table-cell office:value-type="string" calcext:value-type="string">
            <text:p>Salvator-Verlag</text:p>
          </table:table-cell>
          <table:table-cell office:value-type="string" calcext:value-type="string">
            <text:p>Mulhou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erlag des Elsässischen Theaters Strassburg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lag des Elsässischen Theaters Straßburg</text:p>
          </table:table-cell>
          <table:table-cell office:value-type="string" calcext:value-type="string">
            <text:p>Verlag des Elsässischen Theaters Strassburg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lag des Elsässischen Theaters Straßburg, Druck von Gebr. Riedel (Bürger-Zeitung), Straßburg</text:p>
          </table:table-cell>
          <table:table-cell office:value-type="string" calcext:value-type="string">
            <text:p>Verlag des Elsässischen Theaters Strassburg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mprimerie de la Bourse, Strasbourg</text:p>
          </table:table-cell>
          <table:table-cell office:value-type="string" calcext:value-type="string">
            <text:p>Imprimerie de la Bourse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rlag von G. Bisey, Mühlhausen</text:p>
          </table:table-cell>
          <table:table-cell office:value-type="string" calcext:value-type="string">
            <text:p>G. Bisey</text:p>
          </table:table-cell>
          <table:table-cell office:value-type="string" calcext:value-type="string">
            <text:p>Mulhou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Buchdr. R. Schultz &amp; Comp.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ater- und Musik-Verlag, Rouffach, Iprimerie Keller-Immelé</text:p>
          </table:table-cell>
          <table:table-cell office:value-type="string" calcext:value-type="string">
            <text:p>Theater &amp; Musikverlag Rouffach</text:p>
          </table:table-cell>
          <table:table-cell office:value-type="string" calcext:value-type="string">
            <text:p>Rouffach (Haut-Rhin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ater &amp; Musikverlag Rouffach Imprimerie Keller-Immele</text:p>
          </table:table-cell>
          <table:table-cell office:value-type="string" calcext:value-type="string">
            <text:p>Theater &amp; Musikverlag Rouffach</text:p>
          </table:table-cell>
          <table:table-cell office:value-type="string" calcext:value-type="string">
            <text:p>Rouffach (Haut-Rhin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eater Verlag <text:s/>Rouffach, Imprimerie J. Keller-Immelé</text:p>
          </table:table-cell>
          <table:table-cell office:value-type="string" calcext:value-type="string">
            <text:p>Theater &amp; Musikverlag Rouffach</text:p>
          </table:table-cell>
          <table:table-cell office:value-type="string" calcext:value-type="string">
            <text:p>Rouffach (Haut-Rhin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rlag von Paul Schweikhardt, Straßburg</text:p>
          </table:table-cell>
          <table:table-cell office:value-type="string" calcext:value-type="string">
            <text:p>Paul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erlag von Paul Schweikhardt, Straßburg</text:p>
          </table:table-cell>
          <table:table-cell office:value-type="string" calcext:value-type="string">
            <text:p>Paul Schweikhardt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Kommissionsverlag von Josef Singer, Verlagsbuchhandlung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ruck u. Commissionsverlag von A. Bartl, Schiltigheim</text:p>
          </table:table-cell>
          <table:table-cell office:value-type="string" calcext:value-type="string">
            <text:p>Druck u. Commissionsverlag von A. Bartl</text:p>
          </table:table-cell>
          <table:table-cell office:value-type="string" calcext:value-type="string">
            <text:p>Schiltigheim (Bas-Rhin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rausgebeben von Jul. Schies Gesellenpräses. Selbstverlag des Herausgebers, Straßburg</text:p>
          </table:table-cell>
          <table:table-cell office:value-type="string" calcext:value-type="string">
            <text:p>Jul. Schies (Selbstverlag)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ruck und Verlag: Imprimerie du Nouveau Journal de Strasboug S. à. r. l.</text:p>
          </table:table-cell>
          <table:table-cell office:value-type="string" calcext:value-type="string">
            <text:p>Imprimerie du Nouveau Journal de Strasbourg, S.à.r.l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primerie du Nouveau Journal de Strasbourg, S.à.r.l, Strasbourg</text:p>
          </table:table-cell>
          <table:table-cell office:value-type="string" calcext:value-type="string">
            <text:p>Imprimerie du Nouveau Journal de Strasbourg, S.à.r.l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primerie du Nouveau Journal de Strasbourg, S.à.r.l, Strasbourg</text:p>
          </table:table-cell>
          <table:table-cell office:value-type="string" calcext:value-type="string">
            <text:p>Imprimerie du Nouveau Journal de Strasbourg, S.à.r.l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chdrukerei S. Brunschweig in Kappoltsweiler (Ober-Elsaß)</text:p>
          </table:table-cell>
          <table:table-cell office:value-type="string" calcext:value-type="string">
            <text:p>S. Brunschweig</text:p>
          </table:table-cell>
          <table:table-cell office:value-type="string" calcext:value-type="string">
            <text:p>Kappoltsweiler (Haut-Rhin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chdruckerei von J. Brinkmann, Mühlhausen i. E.</text:p>
          </table:table-cell>
          <table:table-cell office:value-type="string" calcext:value-type="string">
            <text:p>J. Brinkmann</text:p>
          </table:table-cell>
          <table:table-cell office:value-type="string" calcext:value-type="string">
            <text:p>Mulhou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chdruckerei von J. Brinkmann, Mühlhausen i. E.</text:p>
          </table:table-cell>
          <table:table-cell office:value-type="string" calcext:value-type="string">
            <text:p>J. Brinkmann</text:p>
          </table:table-cell>
          <table:table-cell office:value-type="string" calcext:value-type="string">
            <text:p>Mulhou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rlag von A. Schneider, Kleberplatz, 17, Straßburg</text:p>
          </table:table-cell>
          <table:table-cell office:value-type="string" calcext:value-type="string">
            <text:p>A. Schneider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ruck von E. Gottlieb, Schiltigheim</text:p>
          </table:table-cell>
          <table:table-cell office:value-type="string" calcext:value-type="string">
            <text:p>E. Gottlieb</text:p>
          </table:table-cell>
          <table:table-cell office:value-type="string" calcext:value-type="string">
            <text:p>Schiltighei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mprimerie A. Willm – Niderbronn-les-Bains</text:p>
          </table:table-cell>
          <table:table-cell office:value-type="string" calcext:value-type="string">
            <text:p>A. Willm</text:p>
          </table:table-cell>
          <table:table-cell office:value-type="string" calcext:value-type="string">
            <text:p>Niederbronn-les-Bains (Bas-Rhin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Karl J. Trübner</text:p>
          </table:table-cell>
          <table:table-cell office:value-type="string" calcext:value-type="string">
            <text:p>Strasbour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ruck und Verlag der Neuen Straßburger Verlagsanstalt G. m. b. H. (Straßburger Neue Zeitung)</text:p>
          </table:table-cell>
          <table:table-cell office:value-type="string" calcext:value-type="string">
            <text:p>Neue Straßburger Verlagsanstalt G. m. b. H. (Straßburger Neue Zeitung)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E. Gottlieb</text:p>
          </table:table-cell>
          <table:table-cell office:value-type="string" calcext:value-type="string">
            <text:p>Schiltigheim (Bas-Rhin)</text:p>
          </table:table-cell>
        </table:table-row>
      </table:table>
      <table:named-expressions/>
      <table:database-ranges>
        <table:database-range table:name="__Anonymous_Sheet_DB__0" table:target-range-address="Feuille1.A1:Feuille1.D1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-00-00</text:date>, <text:time style:data-style-name="N2" text:time-value="11:15:35.347084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ablo Ruiz Fabo</meta:initial-creator>
    <meta:creation-date>2020-12-26T18:55:13.113991287</meta:creation-date>
    <dc:date>2020-12-27T13:07:28.540345166</dc:date>
    <dc:creator>Pablo Ruiz Fabo</dc:creator>
    <meta:editing-duration>PT5H50M1S</meta:editing-duration>
    <meta:editing-cycles>28</meta:editing-cycles>
    <meta:generator>LibreOffice/7.0.4.2$Linux_X86_64 LibreOffice_project/00$Build-2</meta:generator>
    <meta:document-statistic meta:table-count="1" meta:cell-count="431" meta:object-count="0"/>
  </office:meta>
</office:document-meta>
</file>